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63616">
            <text:p>63616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63604">
            <text:p>63604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63593">
            <text:p>63593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63569">
            <text:p>63569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63519">
            <text:p>63519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63514">
            <text:p>63514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63511">
            <text:p>63511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63507">
            <text:p>63507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63494">
            <text:p>63494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63487">
            <text:p>63487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64435">
            <text:p>64435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64402">
            <text:p>64402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64363">
            <text:p>64363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64338">
            <text:p>6433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64281">
            <text:p>64281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64264">
            <text:p>64264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64236">
            <text:p>64236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64187">
            <text:p>64187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64142">
            <text:p>64142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64073">
            <text:p>64073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64014">
            <text:p>64014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63945">
            <text:p>63945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63762">
            <text:p>6376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3612">
            <text:p>63612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63471">
            <text:p>63471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63326">
            <text:p>63326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63153">
            <text:p>63153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62889">
            <text:p>62889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62570">
            <text:p>6257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62098">
            <text:p>62098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61732">
            <text:p>61732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61201">
            <text:p>61201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60811">
            <text:p>60811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60324">
            <text:p>60324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59879">
            <text:p>59879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59433">
            <text:p>59433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58946">
            <text:p>58946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58382">
            <text:p>5838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57682">
            <text:p>57682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56927">
            <text:p>56927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56003">
            <text:p>56003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55142">
            <text:p>5514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54288">
            <text:p>54288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52960">
            <text:p>52960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51553">
            <text:p>51553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50318">
            <text:p>50318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49134">
            <text:p>49134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47743">
            <text:p>47743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46488">
            <text:p>46488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45235">
            <text:p>45235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43500">
            <text:p>4350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42033">
            <text:p>42033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40592">
            <text:p>40592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38557">
            <text:p>38557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36208">
            <text:p>36208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33934">
            <text:p>33934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31536">
            <text:p>31536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28993">
            <text:p>28993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26403">
            <text:p>26403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23383">
            <text:p>23383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20969">
            <text:p>20969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8971">
            <text:p>1897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6748">
            <text:p>16748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5343">
            <text:p>15343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5299">
            <text:p>15299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1881">
            <text:p>11881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1788">
            <text:p>11788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0337">
            <text:p>10337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9128">
            <text:p>9128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7862">
            <text:p>7862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6639">
            <text:p>6639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5623">
            <text:p>5623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4774">
            <text:p>4774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3459">
            <text:p>3459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28">
            <text:p>2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3:0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03:06.94</meta:creation-date>
    <meta:generator>OpenOffice/4.1.2$Win32 OpenOffice.org_project/412m3$Build-9782</meta:generator>
    <dc:date>2020-05-01T13:04:07.35</dc:date>
    <meta:editing-duration>PT1M</meta:editing-duration>
    <meta:editing-cycles>1</meta:editing-cycles>
    <meta:document-statistic meta:table-count="3" meta:cell-count="200" meta:object-count="0"/>
  </office:meta>
</office:document-meta>
</file>